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5d17" officeooo:paragraph-rsid="00045d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File: sweepergrid.h</text:p>
      <text:p text:style-name="P1">// Declare a sweepergrid class program that allows a user</text:p>
      <text:p text:style-name="P1">// enter the number of row,col and bombs to play minesweeper </text:p>
      <text:p text:style-name="P1">//-----------------------------------------------------------------</text:p>
      <text:p text:style-name="P1">// Class: CS 215 <text:s text:c="20"/>Instructor: Dr. Deborah Hwang</text:p>
      <text:p text:style-name="P1">// Assignment: <text:s text:c="3"/>Minesweeper <text:s text:c="7"/>Date assigned: <text:s/>3/17/2017</text:p>
      <text:p text:style-name="P1">// Programmer: <text:s text:c="3"/>Kunal Mukherjee <text:s text:c="3"/>Date completed: 2/24/2017</text:p>
      <text:p text:style-name="P1"/>
      <text:p text:style-name="P1">#include &lt;iostream&gt;</text:p>
      <text:p text:style-name="P1"/>
      <text:p text:style-name="P1">#ifndef SWEEPERGRID_H</text:p>
      <text:p text:style-name="P1">#define SWEEPERGRID_H</text:p>
      <text:p text:style-name="P1"/>
      <text:p text:style-name="P1">#include "sweepercell.h"</text:p>
      <text:p text:style-name="P1"/>
      <text:p text:style-name="P1">class SweeperGrid</text:p>
      <text:p text:style-name="P1">{</text:p>
      <text:p text:style-name="P1"><text:s/>public:</text:p>
      <text:p text:style-name="P1"><text:s text:c="2"/>//Explicit-Value Constructor</text:p>
      <text:p text:style-name="P1"><text:s text:c="2"/>//Function: takes the number of rows and cols and places bombs</text:p>
      <text:p text:style-name="P1"><text:s text:c="2"/>SweeperGrid(int initialRows, //intial number of rows are RECD</text:p>
      <text:p text:style-name="P1"><text:tab/> <text:s text:c="5"/>int initialCols, //intial number of cols are RECD</text:p>
      <text:p text:style-name="P1"><text:tab/> <text:s text:c="5"/>int initialBombs); //intial number of bombs are RECD</text:p>
      <text:p text:style-name="P1"/>
      <text:p text:style-name="P1"><text:s text:c="2"/>//Default Constructor</text:p>
      <text:p text:style-name="P1"><text:s text:c="2"/>//Function:creates a SweeperGrid with 8 rows, 8 cols and 10 bombs</text:p>
      <text:p text:style-name="P1"><text:s text:c="2"/>SweeperGrid();</text:p>
      <text:p text:style-name="P1"/>
      <text:p text:style-name="P1"><text:s text:c="2"/>//Destructor</text:p>
      <text:p text:style-name="P1"><text:s text:c="2"/>//Function: Deallocates the grid array</text:p>
      <text:p text:style-name="P1"><text:s text:c="2"/>~SweeperGrid();</text:p>
      <text:p text:style-name="P1"/>
      <text:p text:style-name="P1"><text:s text:c="2"/>//GetRows</text:p>
      <text:p text:style-name="P1"><text:s text:c="2"/>//Function: returns the number of rows in the grid</text:p>
      <text:p text:style-name="P1"><text:s text:c="2"/>int GetRows() const;</text:p>
      <text:p text:style-name="P1"/>
      <text:p text:style-name="P1"><text:s text:c="2"/>//GetColumns</text:p>
      <text:p text:style-name="P1"><text:s text:c="2"/>//Function: returns the number of columns in the grid</text:p>
      <text:p text:style-name="P1"><text:s text:c="2"/>int GetColumns() const;</text:p>
      <text:p text:style-name="P1"/>
      <text:p text:style-name="P1"><text:s text:c="2"/>//GetBombs</text:p>
      <text:p text:style-name="P1"><text:s text:c="2"/>//Function: returns the number of bombs in the grid</text:p>
      <text:p text:style-name="P1"><text:s text:c="2"/>int GetBombs() const;</text:p>
      <text:p text:style-name="P1"/>
      <text:p text:style-name="P1"><text:s text:c="2"/>//GameWon</text:p>
      <text:p text:style-name="P1"><text:s text:c="2"/>//Function: return true if game has been won or false otherwise</text:p>
      <text:p text:style-name="P1"><text:s text:c="2"/>bool GameWon() const;</text:p>
      <text:p text:style-name="P1"/>
      <text:p text:style-name="P1"><text:s text:c="2"/>//PlaceBomb</text:p>
      <text:p text:style-name="P1"><text:soft-page-break/><text:s text:c="2"/>//Function: places the bomb in the grid cell at a location</text:p>
      <text:p text:style-name="P1"><text:s text:c="2"/>void PlaceBomb(int row, //Row number is REC'D</text:p>
      <text:p text:style-name="P1"><text:tab/><text:tab/> int col); //col <text:s/>number is REC'D</text:p>
      <text:p text:style-name="P1"/>
      <text:p text:style-name="P1"><text:s text:c="2"/>//RemoveBomb</text:p>
      <text:p text:style-name="P1"><text:s text:c="2"/>//Function: removes a bomb from the grid cell at a location</text:p>
      <text:p text:style-name="P1"><text:s text:c="2"/>void RemoveBomb(int row, int col);//Row and col number is REC'D</text:p>
      <text:p text:style-name="P1"/>
      <text:p text:style-name="P1"><text:s text:c="2"/>//Uncover</text:p>
      <text:p text:style-name="P1"><text:s text:c="2"/>//Function: uncovers the grid cell at a location,</text:p>
      <text:p text:style-name="P1"><text:s text:c="2"/>// true if a bomb is uncovered or false otherwise</text:p>
      <text:p text:style-name="P1"><text:s text:c="2"/>bool Uncover(int row, int col);//Row and col number is REC'D</text:p>
      <text:p text:style-name="P1"><text:s text:c="33"/>//a bool value is passed-back</text:p>
      <text:p text:style-name="P1"/>
      <text:p text:style-name="P1"><text:s text:c="2"/>//Mark</text:p>
      <text:p text:style-name="P1"><text:s text:c="2"/>//Function: mark the grid cell at the location</text:p>
      <text:p text:style-name="P1"><text:s text:c="2"/>void Mark(int row, int col) ; //Row and col number is REC'D</text:p>
      <text:p text:style-name="P1"/>
      <text:p text:style-name="P1"><text:s text:c="2"/>//Unmark</text:p>
      <text:p text:style-name="P1"><text:s text:c="2"/>//Function: Unmark the grid cell at the location</text:p>
      <text:p text:style-name="P1"><text:s text:c="2"/>void Unmark(int row, int col);//Row and col number is REC'D</text:p>
      <text:p text:style-name="P1"/>
      <text:p text:style-name="P1"><text:s text:c="2"/>//WriteGrid</text:p>
      <text:p text:style-name="P1"><text:s text:c="2"/>//Function:output the SWeeperGrid in a 2D grid to an output stream</text:p>
      <text:p text:style-name="P1"><text:s text:c="2"/>void WriteGrid (std::ostream &amp;out) const;// output stream <text:s/>RECD &amp;&amp; PASSBK</text:p>
      <text:p text:style-name="P1"/>
      <text:p text:style-name="P1"><text:s text:c="2"/>//Place</text:p>
      <text:p text:style-name="P1"><text:s text:c="2"/>//Function: It computes the grid number based on row and columns</text:p>
      <text:p text:style-name="P1"><text:s text:c="2"/>int Place(int row, int column) const; //a function to compute place</text:p>
      <text:p text:style-name="P1"><text:s text:c="2"/></text:p>
      <text:p text:style-name="P1"/>
      <text:p text:style-name="P1"><text:s/>private:</text:p>
      <text:p text:style-name="P1"><text:s text:c="2"/>int numRows; //number of rows</text:p>
      <text:p text:style-name="P1"><text:s text:c="2"/>int numColumns; //number of columns</text:p>
      <text:p text:style-name="P1"><text:s text:c="2"/>int numBombs; //number of bombs in the grid</text:p>
      <text:p text:style-name="P1"><text:s text:c="2"/>SweeperCell* gridArray; //pointer to grid</text:p>
      <text:p text:style-name="P1"><text:s/></text:p>
      <text:p text:style-name="P1"/>
      <text:p text:style-name="P1">};</text:p>
      <text:p text:style-name="P1">#endif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File: sweepergrid.cpp</text:p>
      <text:p text:style-name="P1">// Implementation of the SweeperGrid class</text:p>
      <text:p text:style-name="P1">//-----------------------------------------------------------------</text:p>
      <text:p text:style-name="P1">// Class: CS 215 <text:s text:c="20"/>Instructor: Dr. Deborah Hwang</text:p>
      <text:p text:style-name="P1">// Assignment: <text:s text:c="3"/>Minesweeper <text:s text:c="7"/>Date assigned: <text:s/>3/17/2017</text:p>
      <text:p text:style-name="P1">// Programmer: <text:s text:c="3"/>Kunal Mukherjee <text:s text:c="3"/>Date completed: 3/25/2017</text:p>
      <text:p text:style-name="P1"/>
      <text:p text:style-name="P1">#include "sweepergrid.h"</text:p>
      <text:p text:style-name="P1">#include &lt;cstdlib&gt;</text:p>
      <text:p text:style-name="P1">#include &lt;ctime&gt;</text:p>
      <text:p text:style-name="P1"/>
      <text:p text:style-name="P1">//Explicit-Value Constructor</text:p>
      <text:p text:style-name="P1">SweeperGrid::SweeperGrid(int initialRows, int initialCols, int initialBombs)</text:p>
      <text:p text:style-name="P1">{</text:p>
      <text:p text:style-name="P1"><text:s text:c="2"/>//initialize the numRows</text:p>
      <text:p text:style-name="P1"><text:s text:c="2"/>numRows = initialRows;</text:p>
      <text:p text:style-name="P1"><text:s text:c="2"/>//initialize the numColumns</text:p>
      <text:p text:style-name="P1"><text:s text:c="2"/>numColumns = initialCols;</text:p>
      <text:p text:style-name="P1"><text:s text:c="2"/>//initialize the numBombs</text:p>
      <text:p text:style-name="P1"><text:s text:c="2"/>numBombs = initialBombs;</text:p>
      <text:p text:style-name="P1"/>
      <text:p text:style-name="P1"><text:s text:c="2"/>// if initialCols and initialRows &lt; 5 or if intialBombs will</text:p>
      <text:p text:style-name="P1"><text:s text:c="2"/>//not create a grid</text:p>
      <text:p text:style-name="P1"><text:s text:c="2"/>if (numRows &lt; 5 || numColumns &lt; 5)</text:p>
      <text:p text:style-name="P1"><text:s text:c="4"/>{</text:p>
      <text:p text:style-name="P1"><text:s text:c="6"/>throw std::string("Rows and Cols must be greater than 5");</text:p>
      <text:p text:style-name="P1"><text:s text:c="6"/>exit(1);</text:p>
      <text:p text:style-name="P1"><text:s text:c="4"/>}</text:p>
      <text:p text:style-name="P1"><text:s text:c="2"/></text:p>
      <text:p text:style-name="P1"><text:s text:c="2"/>//bomb density</text:p>
      <text:p text:style-name="P1"><text:s text:c="2"/>double bombDensity = double (numBombs) / (numRows * numColumns);</text:p>
      <text:p text:style-name="P1"><text:s/></text:p>
      <text:p text:style-name="P1"><text:s/>//not create a bomb density between 15% and 50%, it should exit</text:p>
      <text:p text:style-name="P1"><text:s/>if (bombDensity &gt; 0.5 || <text:s/>bombDensity &lt; 0.15)</text:p>
      <text:p text:style-name="P1"><text:s text:c="4"/>{</text:p>
      <text:p text:style-name="P1"><text:s text:c="6"/>throw std::string("Bomb <text:s/>Density must be in-between 15% to 50%");</text:p>
      <text:p text:style-name="P1"><text:s text:c="6"/>exit(2);</text:p>
      <text:p text:style-name="P1"><text:s text:c="4"/>}</text:p>
      <text:p text:style-name="P1"><text:s text:c="2"/></text:p>
      <text:p text:style-name="P1"><text:s text:c="2"/>//allocates the memory for the cell</text:p>
      <text:p text:style-name="P1"><text:s text:c="2"/>gridArray = new SweeperCell[numRows * numColumns]; <text:s/></text:p>
      <text:p text:style-name="P1"><text:s text:c="2"/></text:p>
      <text:p text:style-name="P1"><text:s text:c="2"/>//seed the random number generator</text:p>
      <text:p text:style-name="P1"><text:s text:c="2"/>srand(time(0));</text:p>
      <text:p text:style-name="P1"><text:s text:c="2"/></text:p>
      <text:p text:style-name="P1"><text:s text:c="2"/>//Row of the bomb to be put in</text:p>
      <text:p text:style-name="P1"><text:s text:c="2"/>int rowBomb;</text:p>
      <text:p text:style-name="P1"><text:s text:c="2"/>//Col of the bomb to be put in</text:p>
      <text:p text:style-name="P1"><text:s text:c="2"/>int colBomb;</text:p>
      <text:p text:style-name="P1"><text:soft-page-break/><text:s text:c="2"/>//number of bombs needed</text:p>
      <text:p text:style-name="P1"><text:s text:c="2"/>int bombNeed = numBombs; <text:s/></text:p>
      <text:p text:style-name="P1"/>
      <text:p text:style-name="P1"><text:s text:c="2"/>//The loop should continue till all the bombs has been placed</text:p>
      <text:p text:style-name="P1"><text:s text:c="2"/>while (bombNeed &gt; 0)</text:p>
      <text:p text:style-name="P1"><text:s text:c="4"/>{</text:p>
      <text:p text:style-name="P1"><text:s text:c="5"/></text:p>
      <text:p text:style-name="P1"><text:s text:c="6"/>//a random row and column to be selected</text:p>
      <text:p text:style-name="P1"><text:s text:c="6"/>rowBomb = rand() % numRows;</text:p>
      <text:p text:style-name="P1"><text:s text:c="6"/>colBomb = rand() % numColumns; <text:s text:c="4"/></text:p>
      <text:p text:style-name="P1"/>
      <text:p text:style-name="P1"><text:s text:c="6"/>//if the cell does not already have a bomb then a bomb to be placed</text:p>
      <text:p text:style-name="P1"><text:s text:c="6"/>if(!gridArray[Place(rowBomb, colBomb)].HasBomb())</text:p>
      <text:p text:style-name="P1"><text:s text:c="2"/><text:tab/>{</text:p>
      <text:p text:style-name="P1"><text:tab/> <text:s/>gridArray[Place(rowBomb, colBomb)].PlaceBomb();</text:p>
      <text:p text:style-name="P1"><text:tab/> <text:s/>bombNeed--;</text:p>
      <text:p text:style-name="P1"><text:s text:c="2"/><text:tab/>}</text:p>
      <text:p text:style-name="P1"><text:s text:c="4"/>}</text:p>
      <text:p text:style-name="P1"><text:s text:c="2"/></text:p>
      <text:p text:style-name="P1"><text:tab/> <text:s text:c="6"/>//a nested loop to put put the number of bomb in adjacent cells</text:p>
      <text:p text:style-name="P1"><text:s text:c="2"/>for (int i = 0; i &lt; numRows; i++)</text:p>
      <text:p text:style-name="P1"><text:s text:c="4"/>{</text:p>
      <text:p text:style-name="P1"><text:s text:c="6"/>for (int j = 0; j &lt; numColumns; j++)</text:p>
      <text:p text:style-name="P1"><text:tab/>{</text:p>
      <text:p text:style-name="P1"><text:tab/> </text:p>
      <text:p text:style-name="P1"><text:tab/> <text:s/>// If adjacent cell have bomb then increment</text:p>
      <text:p text:style-name="P1"><text:tab/> <text:s/>//the number of bomb</text:p>
      <text:p text:style-name="P1"><text:tab/> <text:s/>//top</text:p>
      <text:p text:style-name="P1"><text:tab/> <text:s/>if ((i-1) &gt;= 0</text:p>
      <text:p text:style-name="P1"><text:tab/> <text:s text:c="5"/>&amp;&amp; gridArray[Place (i-1,j)].HasBomb())</text:p>
      <text:p text:style-name="P1"><text:tab/> <text:s text:c="3"/>gridArray[Place(i,j)].IncrNumAdjacent();</text:p>
      <text:p text:style-name="P1"><text:tab/> <text:s/>//bottom</text:p>
      <text:p text:style-name="P1"><text:tab/> <text:s/>if ((i+1) &lt; numRows</text:p>
      <text:p text:style-name="P1"><text:tab/> <text:s text:c="5"/>&amp;&amp; gridArray[Place(i+1,j)].HasBomb())</text:p>
      <text:p text:style-name="P1"><text:tab/> <text:s text:c="3"/>gridArray[Place(i,j)].IncrNumAdjacent();</text:p>
      <text:p text:style-name="P1"><text:tab/> <text:s/>//left</text:p>
      <text:p text:style-name="P1"><text:tab/> <text:s/>if ((j-1) &gt;= 0</text:p>
      <text:p text:style-name="P1"><text:tab/> <text:s text:c="5"/>&amp;&amp; gridArray[Place(i,j-1)].HasBomb())</text:p>
      <text:p text:style-name="P1"><text:tab/> <text:s text:c="3"/>gridArray[Place(i,j)].IncrNumAdjacent();</text:p>
      <text:p text:style-name="P1"><text:tab/> <text:s/>//right</text:p>
      <text:p text:style-name="P1"><text:tab/> <text:s/>if ((j+1) &lt; numColumns</text:p>
      <text:p text:style-name="P1"><text:tab/> <text:s text:c="5"/>&amp;&amp; gridArray[Place(i,j+1)].HasBomb())</text:p>
      <text:p text:style-name="P1"><text:tab/> <text:s text:c="3"/>gridArray[Place(i,j)].IncrNumAdjacent();</text:p>
      <text:p text:style-name="P1"><text:tab/> <text:s/>//top-left</text:p>
      <text:p text:style-name="P1"><text:tab/> <text:s/>if (((i-1) &gt;= 0) &amp;&amp; (j-1) &gt;= 0</text:p>
      <text:p text:style-name="P1"><text:tab/> <text:s text:c="5"/>&amp;&amp; gridArray[Place(i-1,j-1)].HasBomb())</text:p>
      <text:p text:style-name="P1"><text:tab/> <text:s text:c="3"/>gridArray[Place(i,j)].IncrNumAdjacent();</text:p>
      <text:p text:style-name="P1"><text:tab/> <text:s text:c="4"/></text:p>
      <text:p text:style-name="P1"><text:tab/> <text:s/>//lower-left</text:p>
      <text:p text:style-name="P1"><text:soft-page-break/><text:tab/> <text:s/>if ((i+1) &lt; numRows &amp;&amp; (j-1) &gt;= 0</text:p>
      <text:p text:style-name="P1"><text:tab/> <text:s text:c="5"/>&amp;&amp; gridArray[Place(i+1,j-1)].HasBomb())</text:p>
      <text:p text:style-name="P1"><text:tab/> <text:s text:c="3"/>gridArray[Place(i,j)].IncrNumAdjacent();</text:p>
      <text:p text:style-name="P1"><text:tab/> <text:s text:c="5"/></text:p>
      <text:p text:style-name="P1"><text:tab/> <text:s/>//top-right</text:p>
      <text:p text:style-name="P1"><text:tab/> <text:s/>if ((i-1) &gt;= 0 &amp;&amp; (j+1) &lt; numColumns</text:p>
      <text:p text:style-name="P1"><text:tab/> <text:s text:c="5"/>&amp;&amp; gridArray[Place(i-1,j+1)].HasBomb())</text:p>
      <text:p text:style-name="P1"><text:tab/> <text:s text:c="3"/>gridArray[Place(i,j)].IncrNumAdjacent();</text:p>
      <text:p text:style-name="P1"><text:tab/> <text:s text:c="4"/></text:p>
      <text:p text:style-name="P1"><text:tab/> <text:s/>//lower-right</text:p>
      <text:p text:style-name="P1"><text:tab/> <text:s/>if ((i+1) &lt; numRows &amp;&amp; (j+1) &lt; numColumns</text:p>
      <text:p text:style-name="P1"><text:tab/> <text:s text:c="5"/>&amp;&amp; gridArray[Place(i+1,j+1)].HasBomb())</text:p>
      <text:p text:style-name="P1"><text:s/><text:tab/> <text:s text:c="3"/>gridArray[Place(i,j)].IncrNumAdjacent();</text:p>
      <text:p text:style-name="P1"><text:tab/> <text:s text:c="5"/></text:p>
      <text:p text:style-name="P1"><text:tab/>}</text:p>
      <text:p text:style-name="P1"><text:s text:c="4"/>}</text:p>
      <text:p text:style-name="P1"/>
      <text:p text:style-name="P1"><text:s text:c="2"/>//This code can be uncommed to get the grids that does not have a bomb</text:p>
      <text:p text:style-name="P1"><text:s text:c="3"/>// for (int i = 0; i &lt; numRows; i++)</text:p>
      <text:p text:style-name="P1"><text:s text:c="3"/>// <text:s/>{</text:p>
      <text:p text:style-name="P1"><text:s text:c="3"/>// <text:s text:c="3"/>for (int j = 0; j &lt; numColumns; j++)</text:p>
      <text:p text:style-name="P1"><text:s text:c="3"/>// <text:tab/>{</text:p>
      <text:p text:style-name="P1"><text:s text:c="3"/>// <text:tab/> <text:s/>if (!gridArray[Place(i,j)].HasBomb())</text:p>
      <text:p text:style-name="P1"><text:s text:c="3"/>// <text:tab/> <text:s text:c="3"/>std::cout &lt;&lt; i &lt;&lt; " " &lt;&lt; j &lt;&lt; std::endl;</text:p>
      <text:p text:style-name="P1"><text:s text:c="3"/>// <text:tab/>}</text:p>
      <text:p text:style-name="P1"><text:s text:c="3"/>// <text:s/>}</text:p>
      <text:p text:style-name="P1">}</text:p>
      <text:p text:style-name="P1"/>
      <text:p text:style-name="P1">//Default Constructor</text:p>
      <text:p text:style-name="P1">SweeperGrid::SweeperGrid()</text:p>
      <text:p text:style-name="P1">{</text:p>
      <text:p text:style-name="P1">//initialize the numRows</text:p>
      <text:p text:style-name="P1"><text:s text:c="2"/>numRows = 8;</text:p>
      <text:p text:style-name="P1"><text:s text:c="2"/>//initialize the numColumns</text:p>
      <text:p text:style-name="P1"><text:s text:c="2"/>numColumns = 8;</text:p>
      <text:p text:style-name="P1"><text:s text:c="2"/>//initialize the numBombs</text:p>
      <text:p text:style-name="P1"><text:s text:c="2"/>numBombs = 10;</text:p>
      <text:p text:style-name="P1"/>
      <text:p text:style-name="P1"><text:s text:c="3"/>//allocates the memory for the cell</text:p>
      <text:p text:style-name="P1"><text:s text:c="2"/>gridArray = new SweeperCell[numRows * numColumns]; <text:s/></text:p>
      <text:p text:style-name="P1"><text:s text:c="2"/></text:p>
      <text:p text:style-name="P1"><text:s text:c="2"/>//seed the random number generator</text:p>
      <text:p text:style-name="P1"><text:s text:c="2"/>srand(time(0));</text:p>
      <text:p text:style-name="P1"><text:s text:c="2"/></text:p>
      <text:p text:style-name="P1"><text:s text:c="2"/>//Row of the bomb to be put in</text:p>
      <text:p text:style-name="P1"><text:s text:c="2"/>int rowBomb;</text:p>
      <text:p text:style-name="P1"><text:s text:c="2"/>//Col of the bomb to be put in</text:p>
      <text:p text:style-name="P1"><text:s text:c="2"/>int colBomb;</text:p>
      <text:p text:style-name="P1"><text:s text:c="2"/>//number of bombs needed</text:p>
      <text:p text:style-name="P1"><text:soft-page-break/><text:s text:c="2"/>int bombNeed = numBombs; <text:s/></text:p>
      <text:p text:style-name="P1"/>
      <text:p text:style-name="P1"><text:s text:c="2"/>//The loop should continue till all the bombs has been placed</text:p>
      <text:p text:style-name="P1"><text:s text:c="2"/>while(bombNeed &gt; 0)</text:p>
      <text:p text:style-name="P1"><text:s text:c="4"/>{</text:p>
      <text:p text:style-name="P1"><text:s text:c="6"/>//a random row and columber to be selecter</text:p>
      <text:p text:style-name="P1"><text:s text:c="6"/>rowBomb = rand() % numRows;</text:p>
      <text:p text:style-name="P1"><text:s text:c="6"/>colBomb = rand() % numColumns;</text:p>
      <text:p text:style-name="P1"/>
      <text:p text:style-name="P1"><text:s text:c="6"/>//if the cell does not already have a bomb then a bomb to be placed</text:p>
      <text:p text:style-name="P1"><text:s text:c="6"/>if(!gridArray[Place(rowBomb, colBomb)].HasBomb())</text:p>
      <text:p text:style-name="P1"><text:s text:c="2"/><text:tab/>{</text:p>
      <text:p text:style-name="P1"><text:s text:c="2"/><text:tab/> <text:s/>gridArray[Place(rowBomb, colBomb)].PlaceBomb(); <text:s text:c="5"/></text:p>
      <text:p text:style-name="P1"><text:s text:c="2"/><text:tab/> <text:s/>bombNeed--;</text:p>
      <text:p text:style-name="P1"><text:s text:c="2"/><text:tab/>}</text:p>
      <text:p text:style-name="P1"><text:s text:c="4"/>}</text:p>
      <text:p text:style-name="P1"/>
      <text:p text:style-name="P1"><text:s text:c="3"/>//a nested loop to put put the number of bomb in adjacent cells</text:p>
      <text:p text:style-name="P1"><text:s text:c="2"/>for (int i = 0; i &lt; numRows; i++)</text:p>
      <text:p text:style-name="P1"><text:s text:c="4"/>{</text:p>
      <text:p text:style-name="P1"><text:s text:c="6"/>for (int j = 0; j &lt; numColumns; j++)</text:p>
      <text:p text:style-name="P1"><text:tab/>{</text:p>
      <text:p text:style-name="P1"><text:tab/> <text:s/>if(!gridArray[i * numRows + j].HasBomb())</text:p>
      <text:p text:style-name="P1"><text:tab/> <text:s text:c="3"/>{</text:p>
      <text:p text:style-name="P1"><text:tab/> <text:s text:c="5"/>// If adjacent cell have bomb then increment</text:p>
      <text:p text:style-name="P1"><text:tab/> <text:s text:c="5"/>//the number of bomb</text:p>
      <text:p text:style-name="P1"><text:tab/> <text:s text:c="5"/>//top</text:p>
      <text:p text:style-name="P1"><text:tab/> <text:s text:c="5"/>if ((i-1) &gt;= 0</text:p>
      <text:p text:style-name="P1"><text:tab/><text:tab/> <text:s/>&amp;&amp; gridArray[Place (i-1,j)].HasBomb())</text:p>
      <text:p text:style-name="P1"><text:tab/><text:tab/>gridArray[Place(i,j)].IncrNumAdjacent();</text:p>
      <text:p text:style-name="P1"><text:tab/> <text:s text:c="5"/>//bottom</text:p>
      <text:p text:style-name="P1"><text:tab/> <text:s text:c="5"/>if ((i+1) &lt; numRows</text:p>
      <text:p text:style-name="P1"><text:tab/><text:tab/> <text:s/>&amp;&amp; gridArray[Place(i+1,j)].HasBomb())</text:p>
      <text:p text:style-name="P1"><text:tab/><text:tab/>gridArray[Place(i,j)].IncrNumAdjacent();</text:p>
      <text:p text:style-name="P1"><text:tab/> <text:s text:c="5"/>//left</text:p>
      <text:p text:style-name="P1"><text:tab/> <text:s text:c="5"/>if ((j-1) &gt;= 0</text:p>
      <text:p text:style-name="P1"><text:tab/><text:tab/> <text:s/>&amp;&amp; gridArray[Place(i,j-1)].HasBomb())</text:p>
      <text:p text:style-name="P1"><text:tab/><text:tab/>gridArray[Place(i,j)].IncrNumAdjacent();</text:p>
      <text:p text:style-name="P1"><text:tab/> <text:s text:c="5"/>//right</text:p>
      <text:p text:style-name="P1"><text:tab/> <text:s text:c="5"/>if ((j+1) &lt; numColumns</text:p>
      <text:p text:style-name="P1"><text:tab/><text:tab/> <text:s/>&amp;&amp; gridArray[Place(i,j+1)].HasBomb())</text:p>
      <text:p text:style-name="P1"><text:tab/><text:tab/>gridArray[Place(i,j)].IncrNumAdjacent();</text:p>
      <text:p text:style-name="P1"><text:tab/> <text:s text:c="5"/>//top-left</text:p>
      <text:p text:style-name="P1"><text:tab/> <text:s text:c="5"/>if (((i-1) &gt;= 0) &amp;&amp; (j-1) &gt;= 0</text:p>
      <text:p text:style-name="P1"><text:tab/><text:tab/> <text:s/>&amp;&amp; gridArray[Place(i-1,j-1)].HasBomb())</text:p>
      <text:p text:style-name="P1"><text:tab/><text:tab/>gridArray[Place(i,j)].IncrNumAdjacent();</text:p>
      <text:p text:style-name="P1"><text:tab/> <text:s text:c="4"/></text:p>
      <text:p text:style-name="P1"><text:tab/> <text:s text:c="5"/>//lower-left</text:p>
      <text:p text:style-name="P1"><text:tab/> <text:s text:c="5"/>if ((i+1) &lt; numRows &amp;&amp; (j-1) &gt;= 0</text:p>
      <text:p text:style-name="P1"><text:soft-page-break/><text:tab/><text:tab/> <text:s/>&amp;&amp; gridArray[Place(i+1,j-1)].HasBomb())</text:p>
      <text:p text:style-name="P1"><text:tab/><text:tab/>gridArray[Place(i,j)].IncrNumAdjacent();</text:p>
      <text:p text:style-name="P1"><text:tab/> <text:s text:c="5"/></text:p>
      <text:p text:style-name="P1"><text:tab/> <text:s text:c="5"/>//top-right</text:p>
      <text:p text:style-name="P1"><text:tab/> <text:s text:c="5"/>if ((i-1) &gt;= 0 &amp;&amp; (j+1) &lt; numColumns</text:p>
      <text:p text:style-name="P1"><text:tab/><text:tab/> <text:s/>&amp;&amp; gridArray[Place(i-1,j+1)].HasBomb())</text:p>
      <text:p text:style-name="P1"><text:tab/><text:tab/>gridArray[Place(i,j)].IncrNumAdjacent();</text:p>
      <text:p text:style-name="P1"><text:tab/> <text:s text:c="4"/></text:p>
      <text:p text:style-name="P1"><text:tab/> <text:s text:c="5"/>//lower-right</text:p>
      <text:p text:style-name="P1"><text:tab/> <text:s text:c="5"/>if ((i+1) &lt; numRows &amp;&amp; (j+1) &lt; numColumns</text:p>
      <text:p text:style-name="P1"><text:tab/><text:tab/> <text:s/>&amp;&amp; gridArray[Place(i+1,j+1)].HasBomb())</text:p>
      <text:p text:style-name="P1"><text:tab/><text:tab/>gridArray[Place(i,j)].IncrNumAdjacent();</text:p>
      <text:p text:style-name="P1"><text:tab/> <text:s text:c="3"/>}</text:p>
      <text:p text:style-name="P1"><text:tab/>}</text:p>
      <text:p text:style-name="P1"><text:s text:c="4"/>} <text:s/></text:p>
      <text:p text:style-name="P1">}</text:p>
      <text:p text:style-name="P1"/>
      <text:p text:style-name="P1">//Destructor</text:p>
      <text:p text:style-name="P1">SweeperGrid::~SweeperGrid()</text:p>
      <text:p text:style-name="P1">{</text:p>
      <text:p text:style-name="P1"><text:s text:c="2"/>delete [] gridArray; //deallocate the array</text:p>
      <text:p text:style-name="P1">}</text:p>
      <text:p text:style-name="P1"/>
      <text:p text:style-name="P1">//GetRows</text:p>
      <text:p text:style-name="P1">int SweeperGrid::GetRows() const</text:p>
      <text:p text:style-name="P1">{</text:p>
      <text:p text:style-name="P1"><text:s text:c="2"/>return numRows;</text:p>
      <text:p text:style-name="P1">}</text:p>
      <text:p text:style-name="P1"/>
      <text:p text:style-name="P1">//GetColumns</text:p>
      <text:p text:style-name="P1">int SweeperGrid::GetColumns() const</text:p>
      <text:p text:style-name="P1">{</text:p>
      <text:p text:style-name="P1"><text:s text:c="2"/>return numColumns;</text:p>
      <text:p text:style-name="P1">}</text:p>
      <text:p text:style-name="P1"/>
      <text:p text:style-name="P1">//GetBombs</text:p>
      <text:p text:style-name="P1">int SweeperGrid::GetBombs() const</text:p>
      <text:p text:style-name="P1">{</text:p>
      <text:p text:style-name="P1"><text:s text:c="2"/>return numBombs;</text:p>
      <text:p text:style-name="P1">}</text:p>
      <text:p text:style-name="P1"/>
      <text:p text:style-name="P1">//GameWon</text:p>
      <text:p text:style-name="P1">bool SweeperGrid::GameWon() const</text:p>
      <text:p text:style-name="P1">{ <text:s/></text:p>
      <text:p text:style-name="P1"><text:s text:c="2"/>int covered = 0;</text:p>
      <text:p text:style-name="P1"><text:s text:c="2"/>int marked = 0;</text:p>
      <text:p text:style-name="P1"><text:s text:c="2"/>int markedNot = 0;</text:p>
      <text:p text:style-name="P1"><text:s text:c="2"/></text:p>
      <text:p text:style-name="P1"><text:s text:c="2"/>for (int row = 0; row &lt; numRows; row++)</text:p>
      <text:p text:style-name="P1"><text:soft-page-break/><text:s text:c="4"/>{</text:p>
      <text:p text:style-name="P1"><text:s text:c="6"/>for (int col = 0; col &lt; numColumns; col++)</text:p>
      <text:p text:style-name="P1"><text:tab/>{</text:p>
      <text:p text:style-name="P1"><text:tab/> <text:s/>//if it is covered and has a bomb</text:p>
      <text:p text:style-name="P1"><text:tab/> <text:s/>if (gridArray[Place(row,col)].IsCovered() &amp;&amp;</text:p>
      <text:p text:style-name="P1"><text:tab/> <text:s text:c="5"/>gridArray[Place(row,col)].HasBomb())</text:p>
      <text:p text:style-name="P1"><text:tab/> <text:s text:c="3"/>{<text:tab/> <text:s text:c="5"/></text:p>
      <text:p text:style-name="P1"><text:tab/> <text:s text:c="5"/>covered++;</text:p>
      <text:p text:style-name="P1"><text:tab/> <text:s text:c="3"/>}</text:p>
      <text:p text:style-name="P1"><text:tab/> <text:s/>//if it is marked and has a bomb</text:p>
      <text:p text:style-name="P1"><text:tab/> <text:s/>if (gridArray[Place(row,col)].IsMarked() &amp;&amp;</text:p>
      <text:p text:style-name="P1"><text:tab/> <text:s text:c="5"/>gridArray[Place(row,col)].HasBomb())</text:p>
      <text:p text:style-name="P1"><text:tab/> <text:s text:c="3"/>{<text:tab/> <text:s text:c="4"/></text:p>
      <text:p text:style-name="P1"><text:tab/> <text:s text:c="5"/>marked++;</text:p>
      <text:p text:style-name="P1"><text:tab/> <text:s text:c="3"/>}</text:p>
      <text:p text:style-name="P1"><text:tab/> <text:s/>//if it is marked and doesnot have a bomb</text:p>
      <text:p text:style-name="P1"><text:tab/> <text:s/>//and it it is covered and has a bomb</text:p>
      <text:p text:style-name="P1"><text:tab/> <text:s/>if ((gridArray[Place(row,col)].IsMarked() &amp;&amp;</text:p>
      <text:p text:style-name="P1"><text:tab/> <text:s text:c="6"/>!gridArray[!Place(row,col)].HasBomb()) ||</text:p>
      <text:p text:style-name="P1"><text:tab/> <text:s text:c="5"/>(gridArray[Place(row,col)].IsCovered() &amp;&amp;</text:p>
      <text:p text:style-name="P1"><text:tab/> <text:s text:c="6"/>!gridArray[Place(row,col)].HasBomb()))</text:p>
      <text:p text:style-name="P1"><text:tab/> <text:s text:c="6"/></text:p>
      <text:p text:style-name="P1"><text:tab/> <text:s text:c="3"/>{<text:tab/> <text:s text:c="4"/></text:p>
      <text:p text:style-name="P1"><text:tab/> <text:s text:c="5"/>markedNot++;</text:p>
      <text:p text:style-name="P1"><text:tab/> <text:s text:c="3"/>}<text:tab/> <text:s/></text:p>
      <text:p text:style-name="P1"><text:tab/>}</text:p>
      <text:p text:style-name="P1"><text:s text:c="4"/>}</text:p>
      <text:p text:style-name="P1"/>
      <text:p text:style-name="P1"><text:s text:c="2"/>//if the marked and covered has the same number of bombs</text:p>
      <text:p text:style-name="P1"><text:s text:c="2"/>// and no cell is marked and doesnot have a bomb or is covered and</text:p>
      <text:p text:style-name="P1"><text:s text:c="2"/>//has a bomb then return true</text:p>
      <text:p text:style-name="P1"><text:s text:c="2"/>if (covered + marked == numBombs &amp;&amp; markedNot == 0 )</text:p>
      <text:p text:style-name="P1"><text:s text:c="4"/>return true;</text:p>
      <text:p text:style-name="P1"/>
      <text:p text:style-name="P1"><text:s text:c="2"/>return false;</text:p>
      <text:p text:style-name="P1">}</text:p>
      <text:p text:style-name="P1"/>
      <text:p text:style-name="P1">//Place the bomb</text:p>
      <text:p text:style-name="P1">void SweeperGrid::PlaceBomb(int row, int col)</text:p>
      <text:p text:style-name="P1">{</text:p>
      <text:p text:style-name="P1"><text:s text:c="2"/>if ((row &lt; numRows &amp;&amp; row &gt;= 0) &amp;&amp; (col &lt; numColumns &amp;&amp; col &gt;= 0))</text:p>
      <text:p text:style-name="P1"><text:s text:c="4"/>{</text:p>
      <text:p text:style-name="P1"><text:s text:c="6"/>if (!gridArray[Place(row,col)].HasBomb())</text:p>
      <text:p text:style-name="P1"><text:tab/>{</text:p>
      <text:p text:style-name="P1"><text:tab/> <text:s/>//Place a bomb in the grid</text:p>
      <text:p text:style-name="P1"><text:tab/> <text:s/>gridArray[Place(row,col)].PlaceBomb();</text:p>
      <text:p text:style-name="P1"><text:tab/> <text:s/></text:p>
      <text:p text:style-name="P1"><text:tab/> <text:s/>//Increse the number of bomb count</text:p>
      <text:p text:style-name="P1"><text:tab/> <text:s/>numBombs++;</text:p>
      <text:p text:style-name="P1"><text:soft-page-break/><text:tab/><text:tab/> </text:p>
      <text:p text:style-name="P1"><text:tab/> <text:s/>//If adjacent cell have bomb then increment</text:p>
      <text:p text:style-name="P1"><text:tab/> <text:s/>//the number of bomb<text:tab/><text:tab/> <text:s text:c="2"/></text:p>
      <text:p text:style-name="P1"><text:tab/> <text:s/>//top</text:p>
      <text:p text:style-name="P1"><text:tab/> <text:s/>if ((row-1) &gt;= 0)</text:p>
      <text:p text:style-name="P1"><text:tab/> <text:s text:c="3"/>gridArray[Place(row-1,col)].IncrNumAdjacent();</text:p>
      <text:p text:style-name="P1"><text:tab/> <text:s/>//bottom</text:p>
      <text:p text:style-name="P1"><text:tab/> <text:s/>if ((row+1) &lt; numRows)</text:p>
      <text:p text:style-name="P1"><text:tab/> <text:s text:c="3"/>gridArray[Place(row+1,col)].IncrNumAdjacent();</text:p>
      <text:p text:style-name="P1"><text:tab/> <text:s/>//left</text:p>
      <text:p text:style-name="P1"><text:tab/> <text:s/>if ((col-1) &gt;= 0)</text:p>
      <text:p text:style-name="P1"><text:tab/> <text:s text:c="3"/>gridArray[Place(row,col-1)].IncrNumAdjacent();</text:p>
      <text:p text:style-name="P1"><text:tab/> <text:s/>//right</text:p>
      <text:p text:style-name="P1"><text:tab/> <text:s/>if((col+1) &lt; numColumns)</text:p>
      <text:p text:style-name="P1"><text:tab/> <text:s text:c="3"/>gridArray[Place(row,col+1)].IncrNumAdjacent();</text:p>
      <text:p text:style-name="P1"><text:tab/><text:tab/> <text:s text:c="2"/></text:p>
      <text:p text:style-name="P1"><text:tab/> <text:s/>//top-left</text:p>
      <text:p text:style-name="P1"><text:tab/> <text:s/>if((row-1) &gt;= 0 &amp;&amp; (col-1) &gt;= 0)</text:p>
      <text:p text:style-name="P1"><text:tab/> <text:s text:c="3"/>gridArray[Place(row-1,col-1)].IncrNumAdjacent();</text:p>
      <text:p text:style-name="P1"><text:tab/> <text:s/>//top-right </text:p>
      <text:p text:style-name="P1"><text:tab/> <text:s/>if((row-1) &gt;= 0 &amp;&amp; (col+1) &lt; numColumns)</text:p>
      <text:p text:style-name="P1"><text:tab/> <text:s text:c="3"/>gridArray[Place(row-1,col+1)].IncrNumAdjacent();</text:p>
      <text:p text:style-name="P1"><text:tab/><text:tab/> <text:s/></text:p>
      <text:p text:style-name="P1"><text:tab/> <text:s/>//bottom-left</text:p>
      <text:p text:style-name="P1"><text:tab/> <text:s/>if ((row+1) &lt; numRows &amp;&amp; (col-1) &gt;= 0)</text:p>
      <text:p text:style-name="P1"><text:tab/> <text:s text:c="3"/>gridArray[Place(row+1,col-1)].IncrNumAdjacent();<text:tab/> </text:p>
      <text:p text:style-name="P1"><text:tab/> <text:s/>//bottom-right</text:p>
      <text:p text:style-name="P1"><text:tab/> <text:s/>if ((row+1) &lt; numRows &amp;&amp; (col+1) &lt; numColumns)</text:p>
      <text:p text:style-name="P1"><text:tab/> <text:s text:c="3"/>gridArray[Place(row+1,col+1)].IncrNumAdjacent();</text:p>
      <text:p text:style-name="P1"><text:tab/>}</text:p>
      <text:p text:style-name="P1"><text:s text:c="4"/>} <text:s text:c="5"/></text:p>
      <text:p text:style-name="P1"><text:s text:c="4"/></text:p>
      <text:p text:style-name="P1"><text:s/>else</text:p>
      <text:p text:style-name="P1"><text:s text:c="3"/>{</text:p>
      <text:p text:style-name="P1"><text:s text:c="4"/>throw std::string("Location not within the bound of the grid");</text:p>
      <text:p text:style-name="P1"><text:s text:c="3"/>}</text:p>
      <text:p text:style-name="P1">}</text:p>
      <text:p text:style-name="P1"/>
      <text:p text:style-name="P1"/>
      <text:p text:style-name="P1">//remove the bomb</text:p>
      <text:p text:style-name="P1">void SweeperGrid::RemoveBomb(int row, int col)</text:p>
      <text:p text:style-name="P1">{</text:p>
      <text:p text:style-name="P1"><text:s text:c="2"/>if ((row &lt; numRows &amp;&amp; row &gt;= 0) &amp;&amp; (col &lt; numColumns &amp;&amp; col &gt;= 0))</text:p>
      <text:p text:style-name="P1"><text:s text:c="4"/>{</text:p>
      <text:p text:style-name="P1"><text:s text:c="6"/></text:p>
      <text:p text:style-name="P1"><text:s text:c="6"/>if (gridArray[Place(row,col)].HasBomb())</text:p>
      <text:p text:style-name="P1"><text:tab/>{</text:p>
      <text:p text:style-name="P1"><text:tab/> <text:s/>//Place a bomb in the grid</text:p>
      <text:p text:style-name="P1"><text:tab/> <text:s/>gridArray[Place(row,col)].RemoveBomb();</text:p>
      <text:p text:style-name="P1"><text:soft-page-break/><text:tab/> <text:s/>//decrrease the number of bombs count</text:p>
      <text:p text:style-name="P1"><text:tab/> <text:s/>numBombs--;<text:tab/> <text:s/></text:p>
      <text:p text:style-name="P1"/>
      <text:p text:style-name="P1"><text:tab/> <text:s/>//If adjacent cell have bomb then decrement</text:p>
      <text:p text:style-name="P1"><text:tab/> <text:s/>//the number of bomb<text:tab/><text:tab/> <text:s text:c="2"/></text:p>
      <text:p text:style-name="P1"><text:tab/> <text:s/>//top</text:p>
      <text:p text:style-name="P1"><text:tab/> <text:s/>if ((row-1) &gt;= 0)</text:p>
      <text:p text:style-name="P1"><text:tab/> <text:s text:c="3"/>gridArray[Place(row-1,col)].DecrNumAdjacent();</text:p>
      <text:p text:style-name="P1"><text:tab/> <text:s/>//bottom</text:p>
      <text:p text:style-name="P1"><text:tab/> <text:s/>if ((row+1) &lt; numRows)</text:p>
      <text:p text:style-name="P1"><text:tab/> <text:s text:c="3"/>gridArray[Place(row+1,col)].DecrNumAdjacent();</text:p>
      <text:p text:style-name="P1"><text:tab/> <text:s/>//left</text:p>
      <text:p text:style-name="P1"><text:tab/> <text:s/>if ((col-1) &gt;= 0)</text:p>
      <text:p text:style-name="P1"><text:tab/> <text:s text:c="3"/>gridArray[Place(row,col-1)].DecrNumAdjacent();</text:p>
      <text:p text:style-name="P1"><text:tab/> <text:s/>//right</text:p>
      <text:p text:style-name="P1"><text:tab/> <text:s/>if((col+1) &lt; numColumns)</text:p>
      <text:p text:style-name="P1"><text:tab/> <text:s text:c="3"/>gridArray[Place(row,col+1)].DecrNumAdjacent();<text:tab/><text:tab/> <text:s text:c="2"/></text:p>
      <text:p text:style-name="P1"><text:tab/> <text:s/>//top-left</text:p>
      <text:p text:style-name="P1"><text:tab/> <text:s/>if((row-1) &gt;= 0 &amp;&amp; (col-1) &gt;= 0)</text:p>
      <text:p text:style-name="P1"><text:tab/> <text:s text:c="3"/>gridArray[Place(row-1,col-1)].DecrNumAdjacent();</text:p>
      <text:p text:style-name="P1"><text:tab/> <text:s/>//top-right </text:p>
      <text:p text:style-name="P1"><text:tab/> <text:s/>if((row-1) &gt;= 0 &amp;&amp; (col+1) &lt; numColumns)</text:p>
      <text:p text:style-name="P1"><text:tab/> <text:s text:c="3"/>gridArray[Place(row-1,col+1)].DecrNumAdjacent();<text:tab/><text:tab/> <text:s/></text:p>
      <text:p text:style-name="P1"><text:tab/> <text:s/>//bottom-left</text:p>
      <text:p text:style-name="P1"><text:tab/> <text:s/>if ((row+1) &lt; numRows &amp;&amp; (col-1) &gt;= 0)</text:p>
      <text:p text:style-name="P1"><text:tab/> <text:s text:c="3"/>gridArray[Place(row+1,col-1)].DecrNumAdjacent();<text:tab/> </text:p>
      <text:p text:style-name="P1"><text:tab/> <text:s/>//bottom-right</text:p>
      <text:p text:style-name="P1"><text:tab/> <text:s/>if ((row+1) &lt; numRows &amp;&amp; (col+1) &lt; numColumns)</text:p>
      <text:p text:style-name="P1"><text:tab/> <text:s text:c="3"/>gridArray[Place(row+1,col+1)].DecrNumAdjacent();</text:p>
      <text:p text:style-name="P1"><text:tab/>}</text:p>
      <text:p text:style-name="P1"><text:s text:c="4"/>}</text:p>
      <text:p text:style-name="P1"><text:s text:c="2"/></text:p>
      <text:p text:style-name="P1"><text:s text:c="2"/>else</text:p>
      <text:p text:style-name="P1"><text:s text:c="4"/>{</text:p>
      <text:p text:style-name="P1"><text:s text:c="6"/>throw std::string("Location not within the bound of the grid.");</text:p>
      <text:p text:style-name="P1"><text:s text:c="4"/>}</text:p>
      <text:p text:style-name="P1">}</text:p>
      <text:p text:style-name="P1"/>
      <text:p text:style-name="P1">//uncover</text:p>
      <text:p text:style-name="P1">bool SweeperGrid::Uncover(int row, int col)</text:p>
      <text:p text:style-name="P1">{</text:p>
      <text:p text:style-name="P1"><text:s text:c="2"/>if ((row &lt; numRows &amp;&amp; row &gt;= 0) &amp;&amp; (col &lt; numColumns &amp;&amp; col &gt;= 0))</text:p>
      <text:p text:style-name="P1"><text:s text:c="4"/>{</text:p>
      <text:p text:style-name="P1"><text:s text:c="6"/>bool found;</text:p>
      <text:p text:style-name="P1"><text:s text:c="6"/>found = <text:s/>gridArray[Place(row,col)].Uncover();</text:p>
      <text:p text:style-name="P1"><text:s text:c="6"/>return found;</text:p>
      <text:p text:style-name="P1"><text:s text:c="4"/>}</text:p>
      <text:p text:style-name="P1"><text:s text:c="3"/>else</text:p>
      <text:p text:style-name="P1"><text:s text:c="4"/>throw std::string("Location not within the bound of the grid.");</text:p>
      <text:p text:style-name="P1"><text:soft-page-break/><text:s text:c="3"/></text:p>
      <text:p text:style-name="P1">}</text:p>
      <text:p text:style-name="P1"/>
      <text:p text:style-name="P1">//Mark the cell</text:p>
      <text:p text:style-name="P1">void SweeperGrid::Mark(int row, int col) </text:p>
      <text:p text:style-name="P1">{</text:p>
      <text:p text:style-name="P1"><text:s text:c="2"/>if ((row &lt; numRows &amp;&amp; row &gt;= 0) &amp;&amp; (col &lt; numColumns &amp;&amp; col &gt;= 0))</text:p>
      <text:p text:style-name="P1"><text:s text:c="4"/>{ <text:s text:c="5"/></text:p>
      <text:p text:style-name="P1"><text:s text:c="6"/>//Mark the Cell</text:p>
      <text:p text:style-name="P1"><text:s text:c="6"/>gridArray[Place(row,col)].Mark();</text:p>
      <text:p text:style-name="P1"><text:s text:c="4"/>}</text:p>
      <text:p text:style-name="P1"><text:s text:c="3"/>else</text:p>
      <text:p text:style-name="P1"><text:s text:c="4"/>throw std::string("Location not within the bound of the grid.");</text:p>
      <text:p text:style-name="P1">}</text:p>
      <text:p text:style-name="P1"/>
      <text:p text:style-name="P1">//unmark the cell</text:p>
      <text:p text:style-name="P1">void SweeperGrid::Unmark(int row, int col) </text:p>
      <text:p text:style-name="P1">{</text:p>
      <text:p text:style-name="P1"><text:s text:c="3"/>if ((row &lt; numRows &amp;&amp; row &gt;= 0) &amp;&amp; (col &lt; numColumns &amp;&amp; col &gt;= 0))</text:p>
      <text:p text:style-name="P1"><text:s text:c="4"/>{ <text:s text:c="5"/></text:p>
      <text:p text:style-name="P1"><text:s text:c="6"/>//Unmark the cell</text:p>
      <text:p text:style-name="P1"><text:s text:c="6"/>gridArray[Place(row,col)].Unmark(); <text:s text:c="4"/></text:p>
      <text:p text:style-name="P1"><text:s text:c="4"/>}</text:p>
      <text:p text:style-name="P1"><text:s text:c="3"/>else</text:p>
      <text:p text:style-name="P1"><text:s text:c="4"/>throw std::string("Location not within the bound of the grid.");</text:p>
      <text:p text:style-name="P1">}</text:p>
      <text:p text:style-name="P1"/>
      <text:p text:style-name="P1">//Writes the grid number</text:p>
      <text:p text:style-name="P1">void SweeperGrid::WriteGrid (std::ostream &amp;out) const</text:p>
      <text:p text:style-name="P1">{ <text:s/></text:p>
      <text:p text:style-name="P1"><text:s text:c="2"/>for (int i = 0; i &lt; numRows; i++)</text:p>
      <text:p text:style-name="P1"><text:s text:c="4"/>{ <text:s text:c="4"/></text:p>
      <text:p text:style-name="P1"><text:s text:c="6"/>for (int j = 0; j &lt; numColumns; j++)</text:p>
      <text:p text:style-name="P1"><text:tab/>{ <text:tab/> <text:s text:c="5"/></text:p>
      <text:p text:style-name="P1"><text:tab/> <text:s/>out &lt;&lt; " <text:s/>" &lt;&lt; gridArray[Place(i,j)];<text:tab/> <text:s text:c="5"/></text:p>
      <text:p text:style-name="P1"><text:tab/>}</text:p>
      <text:p text:style-name="P1"><text:s text:c="7"/>out &lt;&lt; std::endl;</text:p>
      <text:p text:style-name="P1"><text:s text:c="4"/>} <text:s/></text:p>
      <text:p text:style-name="P1">}</text:p>
      <text:p text:style-name="P1"/>
      <text:p text:style-name="P1">//Place function</text:p>
      <text:p text:style-name="P1">int SweeperGrid::Place( int row, int col) const</text:p>
      <text:p text:style-name="P1">{</text:p>
      <text:p text:style-name="P1"><text:s text:c="2"/>//calculates the grid number based on row and col</text:p>
      <text:p text:style-name="P1"><text:s text:c="2"/>int place = ( row * numColumns + col);</text:p>
      <text:p text:style-name="P1"><text:s text:c="2"/>//return the calculated grid</text:p>
      <text:p text:style-name="P1"><text:s text:c="2"/>return place;</text:p>
      <text:p text:style-name="P1">}</text:p>
      <text:p text:style-name="P1"/>
      <text:p text:style-name="P1"><text:soft-page-break/>//File: sweeper.cpp</text:p>
      <text:p text:style-name="P1">// A driver program written to test the SweeperGrid <text:s/>class and to create</text:p>
      <text:p text:style-name="P1">// a minesweeper game</text:p>
      <text:p text:style-name="P1">//-----------------------------------------------------------------</text:p>
      <text:p text:style-name="P1">// Class: CS 215 <text:s text:c="20"/>Instructor: Dr. Deborah Hwang</text:p>
      <text:p text:style-name="P1">// Assignment: <text:s text:c="3"/>Minesweeper <text:s text:c="7"/>Date assigned: <text:s/>3/17/2017</text:p>
      <text:p text:style-name="P1">// Programmer: <text:s text:c="3"/>Kunal Mukherjee <text:s text:c="3"/>Date completed: 2/24/2017</text:p>
      <text:p text:style-name="P1"/>
      <text:p text:style-name="P1">//directives are included</text:p>
      <text:p text:style-name="P1">#include &lt;string&gt;</text:p>
      <text:p text:style-name="P1">#include &lt;iostream&gt;</text:p>
      <text:p text:style-name="P1">#include &lt;cstdlib&gt;</text:p>
      <text:p text:style-name="P1">#include "sweepergrid.h"</text:p>
      <text:p text:style-name="P1"/>
      <text:p text:style-name="P1">int main(int argc, char *argv[])</text:p>
      <text:p text:style-name="P1">{</text:p>
      <text:p text:style-name="P1"><text:s text:c="2"/>using namespace std;</text:p>
      <text:p text:style-name="P1"/>
      <text:p text:style-name="P1"><text:s text:c="2"/>if (argc != 4) <text:s text:c="4"/></text:p>
      <text:p text:style-name="P1"><text:s text:c="3"/>{</text:p>
      <text:p text:style-name="P1"><text:s text:c="6"/>cout &lt;&lt; "Usage: " &lt;&lt; argv[0] &lt;&lt;</text:p>
      <text:p text:style-name="P1"><text:tab/>" row_number col_number bomb_number" &lt;&lt; endl;</text:p>
      <text:p text:style-name="P1"><text:s text:c="6"/>exit(1);</text:p>
      <text:p text:style-name="P1"><text:s text:c="3"/>}</text:p>
      <text:p text:style-name="P1"/>
      <text:p text:style-name="P1"><text:s text:c="2"/>//converting the string values to interger and placing them in appropiate</text:p>
      <text:p text:style-name="P1"><text:s text:c="2"/>//variable</text:p>
      <text:p text:style-name="P1"><text:s text:c="2"/>int row = atoi(argv[1]);</text:p>
      <text:p text:style-name="P1"><text:s text:c="2"/>int col = atoi(argv[2]);</text:p>
      <text:p text:style-name="P1"><text:s text:c="2"/>int bomb = atoi(argv[3]);</text:p>
      <text:p text:style-name="P1"/>
      <text:p text:style-name="P1"><text:s text:c="2"/>try</text:p>
      <text:p text:style-name="P1"><text:s text:c="4"/>{ <text:s/></text:p>
      <text:p text:style-name="P1"><text:s text:c="6"/>//creation of the grid</text:p>
      <text:p text:style-name="P1"><text:s text:c="6"/>SweeperGrid grid1(row, col, bomb); <text:s/></text:p>
      <text:p text:style-name="P1"><text:s text:c="6"/>//Print the grid out</text:p>
      <text:p text:style-name="P1"><text:s text:c="6"/>grid1.WriteGrid(cout);</text:p>
      <text:p text:style-name="P1"><text:s text:c="7"/></text:p>
      <text:p text:style-name="P1"><text:s text:c="6"/>//the command</text:p>
      <text:p text:style-name="P1"><text:s text:c="6"/>char command = 'C';</text:p>
      <text:p text:style-name="P1"><text:s text:c="6"/>//the location</text:p>
      <text:p text:style-name="P1"><text:s text:c="6"/>int newRow, newCol;</text:p>
      <text:p text:style-name="P1"/>
      <text:p text:style-name="P1"><text:s text:c="6"/></text:p>
      <text:p text:style-name="P1"><text:s text:c="6"/>//The loop should go till the user hits a 'q' or he won</text:p>
      <text:p text:style-name="P1"><text:s text:c="6"/>while (command != 'q' &amp;&amp; !grid1.GameWon())</text:p>
      <text:p text:style-name="P1"><text:tab/>{</text:p>
      <text:p text:style-name="P1"/>
      <text:p text:style-name="P1"><text:tab/> <text:s/>cout &lt;&lt; "Enter u to uncover, m to mark, k to unmark, q to quit: ";</text:p>
      <text:p text:style-name="P1"><text:soft-page-break/><text:tab/> <text:s/>cin &gt;&gt; command;</text:p>
      <text:p text:style-name="P1"/>
      <text:p text:style-name="P1"><text:tab/> <text:s/>//if 'u' is entered</text:p>
      <text:p text:style-name="P1"><text:tab/> <text:s/>if (command == 'u')</text:p>
      <text:p text:style-name="P1"><text:tab/> <text:s text:c="3"/>{</text:p>
      <text:p text:style-name="P1"><text:tab/> <text:s text:c="6"/>cout &lt;&lt; "Enter a location (row col) to uncover: ";</text:p>
      <text:p text:style-name="P1"><text:tab/> <text:s text:c="5"/>try</text:p>
      <text:p text:style-name="P1"><text:tab/><text:tab/>{<text:tab/><text:tab/> </text:p>
      <text:p text:style-name="P1"><text:tab/><text:tab/> <text:s/>cin &gt;&gt; newRow &gt;&gt; newCol;</text:p>
      <text:p text:style-name="P1"/>
      <text:p text:style-name="P1"><text:tab/><text:tab/> <text:s/>//if it has a mine then go to this loop</text:p>
      <text:p text:style-name="P1"><text:tab/><text:tab/> <text:s/>if (grid1.Uncover(newRow, newCol))</text:p>
      <text:p text:style-name="P1"><text:tab/><text:tab/> <text:s text:c="3"/>{</text:p>
      <text:p text:style-name="P1"><text:tab/><text:tab/> <text:s text:c="5"/>cout &lt;&lt; " You have uncovered a mine!!! Game Over" &lt;&lt; endl;</text:p>
      <text:p text:style-name="P1"><text:tab/><text:tab/> <text:s text:c="5"/></text:p>
      <text:p text:style-name="P1"><text:tab/><text:tab/> <text:s text:c="5"/>//Once the game is over; uncover all the cells</text:p>
      <text:p text:style-name="P1"><text:tab/><text:tab/> <text:s text:c="5"/>for ( int i = 0; i &lt; row; i++)</text:p>
      <text:p text:style-name="P1"><text:tab/><text:tab/><text:tab/>{</text:p>
      <text:p text:style-name="P1"><text:tab/><text:tab/><text:tab/> <text:s/>for (int j = 0; j &lt; col;j++)</text:p>
      <text:p text:style-name="P1"><text:tab/><text:tab/><text:tab/> <text:s text:c="3"/>{</text:p>
      <text:p text:style-name="P1"><text:tab/><text:tab/><text:tab/> <text:s text:c="5"/>grid1.Uncover(i,j);</text:p>
      <text:p text:style-name="P1"><text:tab/><text:tab/><text:tab/> <text:s text:c="3"/>}</text:p>
      <text:p text:style-name="P1"><text:tab/><text:tab/><text:tab/>}</text:p>
      <text:p text:style-name="P1"/>
      <text:p text:style-name="P1"><text:tab/><text:tab/> <text:s text:c="5"/>//Once the cells are uncovered,Printout the cell</text:p>
      <text:p text:style-name="P1"><text:tab/><text:tab/> <text:s text:c="5"/>grid1.WriteGrid(cout);</text:p>
      <text:p text:style-name="P1"><text:tab/><text:tab/> <text:s text:c="5"/>return 0; </text:p>
      <text:p text:style-name="P1"><text:tab/><text:tab/> <text:s text:c="3"/>}</text:p>
      <text:p text:style-name="P1"><text:tab/><text:tab/> <text:s/>else</text:p>
      <text:p text:style-name="P1"><text:tab/><text:tab/> <text:s text:c="3"/>grid1.WriteGrid(cout);</text:p>
      <text:p text:style-name="P1"><text:tab/><text:tab/>}</text:p>
      <text:p text:style-name="P1"><text:tab/> <text:s text:c="5"/>catch (string exception)</text:p>
      <text:p text:style-name="P1"><text:tab/><text:tab/>{</text:p>
      <text:p text:style-name="P1"><text:tab/><text:tab/> <text:s/>cout &lt;&lt; exception &lt;&lt; endl;</text:p>
      <text:p text:style-name="P1"><text:tab/><text:tab/>}</text:p>
      <text:p text:style-name="P1"><text:tab/> <text:s text:c="3"/>}</text:p>
      <text:p text:style-name="P1"><text:tab/> <text:s/></text:p>
      <text:p text:style-name="P1"><text:tab/> <text:s/>//to mark the grid</text:p>
      <text:p text:style-name="P1"><text:tab/> <text:s/>else if (command == 'm')</text:p>
      <text:p text:style-name="P1"><text:tab/> <text:s text:c="3"/>{</text:p>
      <text:p text:style-name="P1"><text:tab/> <text:s text:c="5"/>cout &lt;&lt; "Enter a location (row col) to uncover: ";</text:p>
      <text:p text:style-name="P1"><text:tab/> <text:s text:c="5"/>cin &gt;&gt; newRow &gt;&gt; newCol;</text:p>
      <text:p text:style-name="P1"><text:tab/> <text:s text:c="5"/>try</text:p>
      <text:p text:style-name="P1"><text:tab/><text:tab/>{</text:p>
      <text:p text:style-name="P1"><text:tab/><text:tab/> <text:s/>grid1.Mark(newRow, newCol);</text:p>
      <text:p text:style-name="P1"><text:tab/><text:tab/> <text:s/>grid1.WriteGrid(cout);</text:p>
      <text:p text:style-name="P1"><text:tab/><text:tab/>}</text:p>
      <text:p text:style-name="P1"><text:tab/> <text:s text:c="5"/>catch (string exception)</text:p>
      <text:p text:style-name="P1"><text:tab/><text:tab/>{</text:p>
      <text:p text:style-name="P1"><text:soft-page-break/><text:tab/><text:tab/> <text:s/>cout &lt;&lt; exception &lt;&lt; endl;</text:p>
      <text:p text:style-name="P1"><text:tab/><text:tab/>}</text:p>
      <text:p text:style-name="P1"><text:tab/> <text:s text:c="3"/>}</text:p>
      <text:p text:style-name="P1"/>
      <text:p text:style-name="P1"><text:tab/> <text:s/>//to unmark the grid</text:p>
      <text:p text:style-name="P1"><text:tab/> <text:s/>else if (command == 'k')</text:p>
      <text:p text:style-name="P1"><text:tab/> <text:s text:c="3"/>{</text:p>
      <text:p text:style-name="P1"><text:tab/> <text:s text:c="5"/>cout &lt;&lt; "Enter a location (row col) to uncover: ";</text:p>
      <text:p text:style-name="P1"><text:tab/> <text:s text:c="5"/>cin &gt;&gt; newRow &gt;&gt; newCol;</text:p>
      <text:p text:style-name="P1"><text:tab/> <text:s text:c="5"/>try</text:p>
      <text:p text:style-name="P1"><text:tab/><text:tab/>{</text:p>
      <text:p text:style-name="P1"><text:tab/><text:tab/> <text:s/>grid1.Unmark(newRow, newCol);</text:p>
      <text:p text:style-name="P1"><text:tab/><text:tab/> <text:s/>grid1.WriteGrid(cout);</text:p>
      <text:p text:style-name="P1"><text:tab/><text:tab/>}</text:p>
      <text:p text:style-name="P1"><text:tab/> <text:s text:c="5"/>catch (string exception)</text:p>
      <text:p text:style-name="P1"><text:tab/><text:tab/>{</text:p>
      <text:p text:style-name="P1"><text:tab/><text:tab/> <text:s/>cout &lt;&lt; exception &lt;&lt; endl;</text:p>
      <text:p text:style-name="P1"><text:tab/><text:tab/>}</text:p>
      <text:p text:style-name="P1"><text:tab/> <text:s text:c="3"/>}<text:tab/> </text:p>
      <text:p text:style-name="P1"><text:tab/>};</text:p>
      <text:p text:style-name="P1"><text:s text:c="6"/></text:p>
      <text:p text:style-name="P1"><text:s text:c="6"/>if (grid1.GameWon())</text:p>
      <text:p text:style-name="P1"><text:tab/>{</text:p>
      <text:p text:style-name="P1"><text:tab/> <text:s/>cout &lt;&lt; "Congratulations !!! You have won the game." &lt;&lt; endl;</text:p>
      <text:p text:style-name="P1"><text:tab/> <text:s/>//Once the game is over; uncover all the cells</text:p>
      <text:p text:style-name="P1"><text:tab/> <text:s/>for ( int i = 0; i &lt; row; i++)</text:p>
      <text:p text:style-name="P1"><text:tab/> <text:s text:c="3"/>{</text:p>
      <text:p text:style-name="P1"><text:tab/> <text:s text:c="5"/>for (int j = 0; j &lt; col;j++)</text:p>
      <text:p text:style-name="P1"><text:tab/><text:tab/>{</text:p>
      <text:p text:style-name="P1"><text:tab/><text:tab/> <text:s/>grid1.Uncover(i,j);</text:p>
      <text:p text:style-name="P1"><text:tab/><text:tab/>}</text:p>
      <text:p text:style-name="P1"><text:tab/> <text:s text:c="3"/>}</text:p>
      <text:p text:style-name="P1"/>
      <text:p text:style-name="P1"><text:tab/> <text:s/>//Once the cells are uncovered,Printout the cell</text:p>
      <text:p text:style-name="P1"><text:tab/> <text:s/>grid1.WriteGrid(cout);</text:p>
      <text:p text:style-name="P1"><text:tab/> <text:s/>return 0;</text:p>
      <text:p text:style-name="P1"><text:tab/>}</text:p>
      <text:p text:style-name="P1"><text:s text:c="2"/></text:p>
      <text:p text:style-name="P1"><text:s text:c="3"/>}</text:p>
      <text:p text:style-name="P1"><text:s text:c="2"/>//to catch the exception if the grid intital row and columns are too small</text:p>
      <text:p text:style-name="P1"><text:s text:c="2"/>catch (string exception)</text:p>
      <text:p text:style-name="P1"><text:s text:c="4"/>{</text:p>
      <text:p text:style-name="P1"><text:s text:c="6"/>cout &lt;&lt; exception &lt;&lt; endl;</text:p>
      <text:p text:style-name="P1"><text:s text:c="4"/>}</text:p>
      <text:p text:style-name="P1"><text:s text:c="2"/>return 0;</text:p>
      <text:p text:style-name="P1">}</text:p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22:10:54.736189813</meta:creation-date>
    <dc:date>2017-03-27T22:12:47.971129447</dc:date>
    <meta:editing-duration>PT1M53S</meta:editing-duration>
    <meta:editing-cycles>1</meta:editing-cycles>
    <meta:document-statistic meta:table-count="0" meta:image-count="0" meta:object-count="0" meta:page-count="14" meta:paragraph-count="616" meta:word-count="2147" meta:character-count="16597" meta:non-whitespace-character-count="12799"/>
    <meta:generator>LibreOffice/5.1.6.2$Linux_X86_64 LibreOffice_project/10m0$Build-2</meta:generator>
  </office:meta>
</office:document-meta>
</file>